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2.00pt" fo:font-weight="normal" fo:font-family="Arial" style:font-family-asian="Arial" style:font-family-complex="Arial" fo:background-color="transparent" style:use-window-font-color="true"/>
    </style:style>
    <style:style style:name="T3" style:family="text">
      <style:text-properties fo:font-size="12.00pt" fo:font-weight="bold" fo:font-family="Arial" style:font-family-asian="Arial" style:font-family-complex="Arial" fo:background-color="transparent" style:use-window-font-color="true"/>
    </style:style>
    <style:style style:name="T4" style:family="text">
      <style:text-properties fo:font-size="12.00pt" fo:font-weight="normal" fo:font-family="Arial" style:font-family-asian="Arial" style:font-family-complex="Arial"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2.00pt" fo:font-weight="bold" fo:font-family="Arial" style:font-family-asian="Arial" style:font-family-complex="Arial"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bold" fo:font-family="Arial" style:font-family-asian="Arial" style:font-family-complex="Arial" fo:background-color="#c0c0c0"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2.00pt" fo:font-weight="bold" fo:font-family="Arial" style:font-family-asian="Arial" style:font-family-complex="Arial"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2.00pt" fo:font-weight="bold" fo:font-family="Arial" style:font-family-asian="Arial" style:font-family-complex="Arial" fo:background-color="#c0c0c0" style:use-window-font-color="true"/>
    </style:style>
    <style:style style:name="T15" style:family="text">
      <style:text-properties fo:font-size="12.00pt" fo:font-weight="bold" fo:font-family="Arial" style:font-family-asian="Arial" style:font-family-complex="Arial" fo:background-color="transparent" style:use-window-font-color="true"/>
    </style:style>
    <style:style style:name="T16" style:family="text">
      <style:text-properties fo:font-size="12.00pt" fo:font-weight="normal" fo:font-family="Arial" style:font-family-asian="Arial" style:font-family-complex="Arial" fo:background-color="transparent" style:use-window-font-color="true"/>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2.00pt" fo:font-weight="normal" fo:font-family="Arial" style:font-family-asian="Arial" style:font-family-complex="Arial" fo:background-color="#c0c0c0" style:use-window-font-color="true"/>
    </style:style>
    <style:style style:name="T19" style:family="text">
      <style:text-properties fo:font-size="12.00pt" fo:font-weight="normal" fo:font-family="Arial" style:font-family-asian="Arial" style:font-family-complex="Arial"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fo:font-style="italic"/>
    </style:style>
    <style:style style:name="T21" style:family="text">
      <style:text-properties fo:font-size="12.00pt" fo:font-weight="normal" fo:font-family="Arial" style:font-family-asian="Arial" style:font-family-complex="Arial" fo:background-color="transparent" style:use-window-font-color="true" fo:font-style="italic"/>
    </style:style>
    <style:style style:name="T22" style:family="text">
      <style:text-properties fo:font-size="12.00pt" fo:font-weight="normal" fo:font-family="Arial" style:font-family-asian="Arial" style:font-family-complex="Arial" fo:background-color="transparent" style:use-window-font-color="true" fo:font-style="italic"/>
    </style:style>
    <style:style style:name="T23" style:family="text">
      <style:text-properties fo:font-size="12.00pt" fo:font-weight="bold" fo:font-family="Arial" style:font-family-asian="Arial" style:font-family-complex="Arial"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2.00pt" fo:font-weight="bold" fo:font-family="Arial" style:font-family-asian="Arial" style:font-family-complex="Arial"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2.00pt" fo:font-weight="normal" fo:font-family="Arial" style:font-family-asian="Arial" style:font-family-complex="Arial" fo:background-color="#c0c0c0" style:use-window-font-color="true"/>
    </style:style>
    <style:style style:name="T30" style:family="text">
      <style:text-properties fo:font-size="12.00pt" fo:font-weight="bold" fo:font-family="Arial" style:font-family-asian="Arial" style:font-family-complex="Arial" fo:background-color="#c0c0c0" style:use-window-font-color="true"/>
    </style:style>
    <style:style style:name="T31" style:family="text">
      <style:text-properties fo:font-size="12.00pt" fo:font-weight="normal" fo:font-family="Arial" style:font-family-asian="Arial" style:font-family-complex="Arial" fo:background-color="#c0c0c0" style:use-window-font-color="true"/>
    </style:style>
    <style:style style:name="T32" style:family="text">
      <style:text-properties fo:font-size="12.00pt" fo:font-weight="normal" fo:font-family="Arial" style:font-family-asian="Arial" style:font-family-complex="Arial" fo:background-color="#c0c0c0" style:use-window-font-color="true" fo:font-style="italic"/>
    </style:style>
    <style:style style:name="T33" style:family="text">
      <style:text-properties fo:font-size="12.00pt" fo:font-weight="normal" fo:font-family="Arial" style:font-family-asian="Arial" style:font-family-complex="Arial" fo:background-color="#c0c0c0" style:use-window-font-color="true"/>
    </style:style>
    <style:style style:name="T34" style:family="text">
      <style:text-properties fo:font-size="12.00pt" fo:font-weight="normal" fo:font-family="Arial" style:font-family-asian="Arial" style:font-family-complex="Arial" fo:background-color="#c0c0c0" style:use-window-font-color="true" fo:font-style="italic"/>
    </style:style>
    <style:style style:name="T35" style:family="text">
      <style:text-properties fo:font-size="12.00pt" fo:font-weight="bold" fo:font-family="Arial" style:font-family-asian="Arial" style:font-family-complex="Arial" fo:background-color="transparent"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c0c0c0" style:use-window-font-color="true"/>
    </style:style>
    <style:style style:name="T39" style:family="text">
      <style:text-properties fo:font-size="12.00pt" fo:font-weight="bold"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c0c0c0" style:use-window-font-color="true"/>
    </style:style>
    <style:style style:name="T41" style:family="text">
      <style:text-properties fo:font-size="12.00pt" fo:font-weight="normal" fo:font-family="Arial" style:font-family-asian="Arial" style:font-family-complex="Arial" fo:background-color="#c0c0c0" style:use-window-font-color="true" fo:font-style="italic"/>
    </style:style>
    <style:style style:name="T42" style:family="text">
      <style:text-properties fo:font-size="12.00pt" fo:font-weight="normal" fo:font-family="Arial" style:font-family-asian="Arial" style:font-family-complex="Arial" fo:background-color="#c0c0c0" style:use-window-font-color="true"/>
    </style:style>
    <style:style style:name="T43" style:family="text">
      <style:text-properties fo:font-size="12.00pt" fo:font-weight="normal" fo:font-family="Arial" style:font-family-asian="Arial" style:font-family-complex="Arial" fo:background-color="#c0c0c0" style:use-window-font-color="true" fo:font-style="italic"/>
    </style:style>
    <style:style style:name="T44" style:family="text">
      <style:text-properties fo:font-size="16.00pt" fo:font-weight="bold" fo:font-family="Arial" style:font-family-asian="Arial" style:font-family-complex="Arial"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2.00pt" fo:font-weight="bold" fo:font-family="Arial" style:font-family-asian="Arial" style:font-family-complex="Arial" fo:background-color="#c0c0c0" style:use-window-font-color="true"/>
    </style:style>
    <style:style style:name="T47" style:family="text">
      <style:text-properties fo:font-size="16.00pt" fo:font-weight="bold" fo:font-family="Arial" style:font-family-asian="Arial" style:font-family-complex="Arial" fo:background-color="transparent" style:use-window-font-color="true" fo:font-style="italic"/>
    </style:style>
    <style:style style:name="T48" style:family="text">
      <style:text-properties fo:font-size="12.00pt" fo:font-weight="normal" fo:font-family="Arial" style:font-family-asian="Arial" style:font-family-complex="Arial"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fo:font-style="italic"/>
    </style:style>
    <style:style style:name="T50" style:family="text">
      <style:text-properties fo:font-size="12.00pt" fo:font-weight="bold" fo:font-family="Arial" style:font-family-asian="Arial" style:font-family-complex="Arial" fo:background-color="transparent" style:use-window-font-color="true"/>
    </style:style>
    <style:style style:name="T51" style:family="text">
      <style:text-properties fo:font-size="12.00pt" fo:font-weight="normal" fo:font-family="Arial" style:font-family-asian="Arial" style:font-family-complex="Arial" fo:background-color="#c0c0c0" style:use-window-font-color="true"/>
    </style:style>
    <style:style style:name="T52" style:family="text">
      <style:text-properties fo:font-size="12.00pt" fo:font-weight="bold" fo:font-family="Arial" style:font-family-asian="Arial" style:font-family-complex="Arial" fo:background-color="transparent" style:use-window-font-color="true"/>
    </style:style>
    <style:style style:name="T53" style:family="text">
      <style:text-properties fo:font-size="12.00pt" fo:font-weight="normal" fo:font-family="Arial" style:font-family-asian="Arial" style:font-family-complex="Arial" fo:background-color="#c0c0c0" style:use-window-font-color="true" fo:font-style="italic"/>
    </style:style>
    <style:style style:name="T54" style:family="text">
      <style:text-properties fo:font-size="12.00pt" fo:font-weight="normal" fo:font-family="Arial" style:font-family-asian="Arial" style:font-family-complex="Arial" fo:background-color="#c0c0c0" style:use-window-font-color="true"/>
    </style:style>
    <style:style style:name="T55" style:family="text">
      <style:text-properties fo:font-size="12.00pt" fo:font-weight="normal" fo:font-family="Arial" style:font-family-asian="Arial" style:font-family-complex="Arial" fo:background-color="#c0c0c0" style:use-window-font-color="true" fo:font-style="italic"/>
    </style:style>
    <style:style style:name="T56" style:family="text">
      <style:text-properties fo:font-size="16.00pt" fo:font-weight="bold" fo:font-family="Arial" style:font-family-asian="Arial" style:font-family-complex="Arial" fo:background-color="transparent" style:use-window-font-color="true"/>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fo:font-style="italic"/>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fo:font-style="italic"/>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5" style:family="text">
      <style:text-properties fo:font-size="12.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office:automatic-styles>
  <office:body>
    <office:text>
      <text:p text:style-name="P1"><text:span text:style-name="T1">Node.js Unit Testing Tutorial with Jasmine:</text:span><text:span text:style-name="T2"><text:line-break/></text:span></text:p>
      <text:p text:style-name="P1"><text:span text:style-name="T2">Testing is a key element to any application. For Node.js, the framework available for Testing is called Jasmine. In early 2000, there was a framework for testing JavaScript applications called JsUnit. Later this framework got upgraded and is now known as jasmine.</text:span></text:p>
      <text:p text:style-name="P1"><text:span text:style-name="T2">Jasmine helps in automated Unit Testing, something which has become quite a key practice when developing and deploying modern day web applications.</text:span></text:p>
      <text:p text:style-name="P1"><text:span text:style-name="T2">In this tutorial, you will learn how to get your environment setup with jasmine and how you can start testing your first Node.js application with jasmine.</text:span></text:p>
      <text:p text:style-name="P1"><text:span text:style-name="T3">(1) Overview of Jasmine for testing Node.js applications</text:span></text:p>
      <text:p text:style-name="P1"><text:span text:style-name="T4">Jasmine is a<text:s/></text:span><text:span text:style-name="T5">Behavior Driven Development(BDD)<text:s/></text:span><text:span text:style-name="T6">testing framework for JavaScript. It does not rely on browsers, DOM, or any JavaScript framework. Thus, it's suited for websites, Node.js projects, or anywhere that JavaScript can run. To start using Jasmine, you need to first download and install the necessary Jasmine modules.</text:span></text:p>
      <text:p text:style-name="P1"><text:span text:style-name="T6">Next you would need to initialize your environment and inspect the jasmine configuration file. The below steps shows how to setup Jasmine in your environment</text:span></text:p>
      <text:p text:style-name="P1"><text:span text:style-name="T7">Step 1) Installing the NPM Modules</text:span><text:span text:style-name="T8"/></text:p>
      <text:p text:style-name="P1"><text:span text:style-name="T8">To use the jasmine framework from within a Node application, the jasmine module needs to be installed first. To install the jasmine-node module, run the below command.</text:span></text:p>
      <text:p text:style-name="P1"><text:span text:style-name="T9">npm install jasmine-node</text:span></text:p>
      <text:p text:style-name="P1"><text:span text:style-name="T10"/></text:p>
      <text:p text:style-name="P1"><text:span text:style-name="T11">Step 2) Initializing the project<text:s/></text:span><text:span text:style-name="T12">–</text:span><text:span text:style-name="T13"><text:s/>By doing this, jasmine creates a spec directory and configuration json for you. The spec directory is used to store all your test files. By doing this, jasmine will know where all your tests are, and then can execute them accordingly. The JSON file is used to store specific configuration information about jasmine.</text:span></text:p>
      <text:p text:style-name="P1"><text:span text:style-name="T13">To initialize the jasmine environment, run the below command</text:span></text:p>
      <text:p text:style-name="P1"><text:span text:style-name="T14">jasmine init</text:span></text:p>
      <text:p text:style-name="P1"><text:span text:style-name="T14"/></text:p>
      <text:p text:style-name="P1"><text:span text:style-name="T15">Step 3) Inspect your configuration file.<text:s/></text:span><text:span text:style-name="T16">The configuration file will be stored in the spec/support folder as jasmine.json. This file enumerates the source files and spec files you would like the Jasmine runner to include.</text:span></text:p>
      <text:p text:style-name="P1"><text:span text:style-name="T17">Package.json file would consists of following:<text:line-break/></text:span><text:span text:style-name="T18">{</text:span></text:p>
      <text:p text:style-name="P1"><text:span text:style-name="T18"><text:s text:c="2"/>"spec_dir": "spec",</text:span></text:p>
      <text:p text:style-name="P1"><text:span text:style-name="T18"><text:s text:c="2"/>"spec_files": [</text:span></text:p>
      <text:p text:style-name="P1"><text:span text:style-name="T18"><text:s text:c="4"/>"**/*[sS]pec.js"</text:span></text:p>
      <text:p text:style-name="P1"><text:span text:style-name="T18"><text:s text:c="2"/>],</text:span></text:p>
      <text:p text:style-name="P1"><text:span text:style-name="T18"><text:s text:c="2"/>"helpers": [</text:span></text:p>
      <text:p text:style-name="P1"><text:span text:style-name="T18"><text:s text:c="4"/>"helpers/**/*.js"</text:span></text:p>
      <text:p text:style-name="P1"><text:span text:style-name="T18"><text:s text:c="2"/>],</text:span></text:p>
      <text:p text:style-name="P1"><text:span text:style-name="T18"><text:s text:c="2"/>"stopSpecOnExpectationFailure": false,</text:span></text:p>
      <text:p text:style-name="P1"><text:span text:style-name="T18"><text:s text:c="2"/>"random": true</text:span></text:p>
      <text:p text:style-name="P1"><text:span text:style-name="T18">}</text:span></text:p>
      <text:p text:style-name="P1"><text:span text:style-name="T18"/></text:p>
      <text:p text:style-name="P1"><text:span text:style-name="T19">Here spec_dir would show the successful execution<text:line-break/>spec_files show the successful execution </text:span></text:p>
      <text:p text:style-name="P1"><text:span text:style-name="T20">Note that the spec directory is specified here. As noted earlier, when jasmine runs it searches for all tests in this directory.</text:span></text:p>
      <text:p text:style-name="P1"><text:span text:style-name="T20">The next thing to note is the spec_files parameter<text:s/></text:span><text:span text:style-name="T21">–</text:span><text:span text:style-name="T22"><text:s/>This denotes that whatever test files are created they should be appended with the 'spec' keyword.</text:span></text:p>
      <text:p text:style-name="P1"><text:span text:style-name="T23">(2) How to use Jasmine to test Node.js applications</text:span></text:p>
      <text:p text:style-name="P1"><text:span text:style-name="T24">In order to use Jasmine to test Node.js applications, a series of steps needs to be followed.</text:span></text:p>
      <text:p text:style-name="P1"><text:span text:style-name="T24">In our example below, we are going to define a module which add 2 numbers which need to be tested. We will then define a separate code file with the test code and then use jasmine to test the Add function accordingly.</text:span></text:p>
      <text:p text:style-name="P1"><text:span text:style-name="T25">Step 1)<text:s/></text:span><text:span text:style-name="T26">Define the code which needs to be tested.</text:span><text:span text:style-name="T27"><text:s/></text:span><text:span text:style-name="T28">We are going to define a function which will add 2 numbers and return the result. This code is going to be written in a file called "add.js."</text:span></text:p>
      <text:p text:style-name="P1"><text:span text:style-name="T29">var exports=module.exports={};</text:span></text:p>
      <text:p text:style-name="P1"><text:span text:style-name="T29">exports.AddNumber=function(a,b)</text:span></text:p>
      <text:p text:style-name="P1"><text:span text:style-name="T29">{</text:span></text:p>
      <text:p text:style-name="P1"><text:span text:style-name="T29">return a+b;</text:span></text:p>
      <text:p text:style-name="P1"><text:span text:style-name="T29">};</text:span></text:p>
      <text:p text:style-name="P1"><text:span text:style-name="T29"/></text:p>
      <text:p text:style-name="P1"><text:span text:style-name="T30">Code Explanation:</text:span><text:span text:style-name="T31"/></text:p>
      <text:list text:style-name="L2">
        <text:list-item>
          <text:p text:style-name="P2"><text:span text:style-name="T31">The "exports" keyword is used to ensure that the functionality defined in this file can actually be accessed by other files.</text:span></text:p>
        </text:list-item>
        <text:list-item>
          <text:p text:style-name="P2"><text:span text:style-name="T31">We are then defining a function called 'AddNumber.' This function is defined to take 2 parameters, a and b. The function is added to the module "exports" to make the function as a public function that can be accessed by other application modules.</text:span><text:span text:style-name="T32"/></text:p>
        </text:list-item>
        <text:list-item>
          <text:p text:style-name="P2"><text:span text:style-name="T33">We are finally making our function return the added value of the parameters.</text:span><text:span text:style-name="T34"/></text:p>
        </text:list-item>
      </text:list>
      <text:p text:style-name="P3"><text:span text:style-name="T34"/></text:p>
      <text:p text:style-name="P3"><text:span text:style-name="T35">Step 2)<text:s/></text:span><text:span text:style-name="T36">Next we need to define our jasmine test code which will be used to test our "Add" function In the Add.js file. The below code needs to put in a file called add-spec.js.</text:span></text:p>
      <text:p text:style-name="P3"><text:span text:style-name="T36">Note: - The word 'spec' needs to be added to the test file so that it can be detected by jasmine.</text:span><text:span text:style-name="T37"><text:line-break/></text:span><text:span text:style-name="T38">var app=require("../add.js");</text:span></text:p>
      <text:p text:style-name="P3"><text:span text:style-name="T38">var app=require("../../calculator/add.js");</text:span></text:p>
      <text:p text:style-name="P3"><text:span text:style-name="T38">describe("Addition",function(){</text:span></text:p>
      <text:p text:style-name="P3"><text:span text:style-name="T38">it("The function should add 2 numbers",function() {</text:span></text:p>
      <text:p text:style-name="P3"><text:span text:style-name="T38">var value=app.AddNumber(5,6);</text:span></text:p>
      <text:p text:style-name="P3"><text:span text:style-name="T38">expect(value).toBe(11);</text:span></text:p>
      <text:p text:style-name="P3"><text:span text:style-name="T38">});</text:span></text:p>
      <text:p text:style-name="P3"><text:span text:style-name="T38">});</text:span></text:p>
      <text:p text:style-name="P3"><text:span text:style-name="T39">Code Explanation:</text:span><text:span text:style-name="T40"/></text:p>
      <text:list text:style-name="L4">
        <text:list-item>
          <text:p text:style-name="P4"><text:span text:style-name="T40">We need to first include our Add.js file so that we can test the 'AddNumber' function in this file.</text:span></text:p>
        </text:list-item>
        <text:list-item>
          <text:p text:style-name="P4"><text:span text:style-name="T40">We are now creating our test module. The first part of the test module is to describe a method which basically gives a name for our test. In this case, the name of our test is "Addition".</text:span></text:p>
        </text:list-item>
        <text:list-item>
          <text:p text:style-name="P4"><text:span text:style-name="T40">The next bit is to give a description for our test using the 'it' method.</text:span></text:p>
        </text:list-item>
        <text:list-item>
          <text:p text:style-name="P4"><text:span text:style-name="T40">We now invoke our Addnumber method and send in 2 parameters 5 and 6. This will be passed to our Addnumber method in the App.js file. The return value is then stored in a variable called value.</text:span><text:span text:style-name="T41"/></text:p>
        </text:list-item>
        <text:list-item>
          <text:p text:style-name="P4"><text:span text:style-name="T42">The final step is to do the comparison or our actual test. Since we expect the value returned by the Addnumber function to be 11, we define this using the method expect(value).toBe(the expected value).</text:span><text:span text:style-name="T43"/></text:p>
        </text:list-item>
      </text:list>
      <text:p text:style-name="P5"><text:span text:style-name="T43"/></text:p>
      <text:p text:style-name="P5"><text:span text:style-name="T44">Output:</text:span><text:span text:style-name="T45"/></text:p>
      <text:list text:style-name="L6">
        <text:list-item>
          <text:p text:style-name="P6"><text:span text:style-name="T45">In order to run the test, one needs to run the command<text:s text:c="2"/></text:span><text:span text:style-name="T46"><text:s/>jasmine</text:span><text:span text:style-name="T47"/></text:p>
        </text:list-item>
        <text:list-item>
          <text:p text:style-name="P6"><text:span text:style-name="T48">After the jasmine command is run , it will detect that there is a test called add-spec.js and execute that test accordingly. If there are any errors in the test, it will be shown accordingly.</text:span><text:span text:style-name="T49"/></text:p>
        </text:list-item>
      </text:list>
      <text:p text:style-name="P7"><text:span text:style-name="T50">(A) Success Output</text:span><text:span text:style-name="T51"/></text:p>
      <text:p text:style-name="P7"><text:span text:style-name="T51">Randomized with seed 57136</text:span></text:p>
      <text:p text:style-name="P7"><text:span text:style-name="T51">Started</text:span></text:p>
      <text:p text:style-name="P7"><text:span text:style-name="T51">.</text:span></text:p>
      <text:p text:style-name="P7"><text:span text:style-name="T51">1 spec, 0 failures</text:span></text:p>
      <text:p text:style-name="P7"><text:span text:style-name="T51">Finished in 0.015 seconds</text:span></text:p>
      <text:p text:style-name="P7"><text:span text:style-name="T51">Randomized with seed 57136 (jasmine --random=true --seed=57136)</text:span></text:p>
      <text:p text:style-name="P7"><text:span text:style-name="T51"/></text:p>
      <text:p text:style-name="P7"><text:span text:style-name="T52">(B) Failure Output</text:span><text:span text:style-name="T53"/></text:p>
      <text:p text:style-name="P7"><text:span text:style-name="T54">Randomized with seed 05204</text:span></text:p>
      <text:p text:style-name="P7"><text:span text:style-name="T54">Started</text:span></text:p>
      <text:p text:style-name="P7"><text:span text:style-name="T54">F</text:span></text:p>
      <text:p text:style-name="P7"><text:span text:style-name="T54"/></text:p>
      <text:p text:style-name="P7"><text:span text:style-name="T54">Failures:</text:span></text:p>
      <text:p text:style-name="P7"><text:span text:style-name="T54">1) Addition The function should add 2 numbers</text:span></text:p>
      <text:p text:style-name="P7"><text:span text:style-name="T54"><text:s text:c="2"/>Message:</text:span></text:p>
      <text:p text:style-name="P7"><text:span text:style-name="T54"><text:s text:c="4"/>Expected 7 to be 11.</text:span></text:p>
      <text:p text:style-name="P7"><text:span text:style-name="T54"><text:s text:c="2"/>Stack:</text:span></text:p>
      <text:p text:style-name="P7"><text:span text:style-name="T54"><text:s text:c="4"/>Error: Expected 7 to be 11.</text:span></text:p>
      <text:p text:style-name="P7"><text:span text:style-name="T54"><text:s text:c="8"/>at &lt;Jasmine&gt;</text:span></text:p>
      <text:p text:style-name="P7"><text:span text:style-name="T54"><text:s text:c="8"/>at UserContext.&lt;anonymous&gt; (../add-spec.js:5:15)</text:span></text:p>
      <text:p text:style-name="P7"><text:span text:style-name="T54"><text:s text:c="8"/>at &lt;Jasmine&gt;</text:span></text:p>
      <text:p text:style-name="P7"><text:span text:style-name="T54"/></text:p>
      <text:p text:style-name="P7"><text:span text:style-name="T54">1 spec, 1 failure</text:span></text:p>
      <text:p text:style-name="P7"><text:span text:style-name="T54">Finished in 0 seconds</text:span></text:p>
      <text:p text:style-name="P7"><text:span text:style-name="T54">Randomized with seed 05204 (jasmine --random=true --seed=05204</text:span><text:span text:style-name="T55"/></text:p>
      <text:p text:style-name="P7"><text:span text:style-name="T56">Summary</text:span><text:span text:style-name="T57"/></text:p>
      <text:list text:style-name="L8">
        <text:list-item>
          <text:p text:style-name="P8"><text:span text:style-name="T57">In order to test a Node.js application, the jasmine framework needs to be installed first. This is done by using the Node package manager.</text:span></text:p>
        </text:list-item>
        <text:list-item>
          <text:p text:style-name="P8"><text:span text:style-name="T57">The test code needs to be written in a separate file, and the word 'spec' should be appended to the file name. Only if this is done will jasmine be able to detect that a file needs to be run.</text:span><text:span text:style-name="T58"/></text:p>
        </text:list-item>
        <text:list-item>
          <text:p text:style-name="P8"><text:span text:style-name="T59">To run the test, you need to execute the jasmine command. This will find all files which have the 'spec' word attached to it and run the file accordingly.</text:span><text:span text:style-name="T60"/></text:p>
        </text:list-item>
      </text:list>
      <text:p text:style-name="P9"><text:span text:style-name="T60"/></text:p>
      <text:p text:style-name="P9"><text:span text:style-name="T61">Reference Links:<text:line-break/></text:span><text:a xlink:href="https://www.guru99.com/node-js-testing-jasmine.html"><text:span text:style-name="T62">https://www.guru99.com/node-js-testing-jasmine.html</text:span></text:a><text:span text:style-name="T63"><text:line-break/></text:span><text:a xlink:href="https://jasmine.github.io/setup/nodejs.html"><text:span text:style-name="T64">https://jasmine.github.io/setup/nodejs.html</text:span></text:a><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